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516cm" fo:min-width="2.993cm" fo:padding-top="0.151cm" fo:padding-bottom="0.151cm" fo:padding-left="0.276cm" fo:padding-right="0.276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03cm" fo:min-width="3.945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337cm" fo:min-width="3.945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02cm" fo:min-width="3.945cm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81cm" fo:min-width="2.508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1.022cm" fo:min-width="2.508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515cm" fo:min-width="3.628cm" fo:padding-top="0.151cm" fo:padding-bottom="0.151cm" fo:padding-left="0.276cm" fo:padding-right="0.276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515cm" fo:min-width="3.628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1.022cm" fo:min-width="2.508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02cm" fo:min-width="3.945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516cm" fo:min-width="2.993cm" style:writing-mode="lr-tb" loext:decorative="false"/>
      <style:paragraph-properties style:writing-mode="lr-tb"/>
    </style:style>
    <style:style style:name="gr12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size="10pt"/>
    </style:style>
    <style:style style:name="P2" style:family="paragraph">
      <loext:graphic-properties draw:fill="none"/>
      <style:paragraph-properties fo:text-align="center" style:writing-mode="lr-tb"/>
      <style:text-properties fo:font-size="10pt"/>
    </style:style>
    <style:style style:name="P3" style:family="paragraph">
      <style:paragraph-properties fo:text-align="center"/>
      <style:text-properties style:font-name="Liberation Sans" fo:font-size="10pt" style:letter-kerning="true" style:font-name-asian="Noto Sans CJK SC" style:font-size-asian="18pt" style:font-name-complex="Noto Sans Devanagari" style:font-size-complex="18pt"/>
    </style:style>
    <style:style style:name="P4" style:family="paragraph">
      <loext:graphic-properties draw:fill="none"/>
      <style:paragraph-properties fo:text-align="center" style:writing-mode="lr-tb"/>
      <style:text-properties style:font-name="Liberation Sans" fo:font-size="10pt" style:letter-kerning="true" style:font-name-asian="Noto Sans CJK SC" style:font-size-asian="18pt" style:font-name-complex="Noto Sans Devanagari" style:font-size-complex="1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style:font-name="Liberation Sans" fo:font-size="10pt" style:letter-kerning="true" style:font-name-asian="Noto Sans CJK SC" style:font-size-asian="18pt" style:font-name-complex="Noto Sans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492cm" svg:height="0.953cm" svg:x="4.518cm" svg:y="2.316cm">
          <text:p text:style-name="P1"><text:span text:style-name="T1">train.csv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xml:id="id2" draw:id="id2" draw:layer="layout" svg:width="4.445cm" svg:height="0.953cm" svg:x="4.042cm" svg:y="3.857cm">
          <text:p text:style-name="P1"><text:span text:style-name="T1">Vectorise across atmospheric lay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3" draw:id="id3" draw:layer="layout" svg:width="4.445cm" svg:height="0.953cm" svg:x="4.042cm" svg:y="5.127cm">
          <text:p text:style-name="P1"><text:span text:style-name="T1">Add physics-inspired new featur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4" draw:id="id4" draw:layer="layout" svg:width="3.493cm" svg:height="1.588cm" svg:x="4.518cm" svg:y="6.584cm">
          <text:p text:style-name="P1"><text:span text:style-name="T2">Prenormalised disk batch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2" xml:id="id5" draw:id="id5" draw:layer="layout" svg:width="4.445cm" svg:height="1.27cm" svg:x="4.042cm" svg:y="8.807cm">
          <text:p text:style-name="P1"><text:span text:style-name="T1">Calculate variances and scaling, normalis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xml:id="id6" draw:id="id6" draw:layer="layout" svg:width="3.493cm" svg:height="1.588cm" svg:x="4.518cm" svg:y="11.029cm">
          <draw:glue-point draw:id="8" svg:x="-5.004cm" svg:y="-0.994cm"/>
          <text:p text:style-name="P3"><text:span text:style-name="T2">Normalised disk batche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2" xml:id="id8" draw:id="id8" draw:layer="layout" svg:width="4.445cm" svg:height="0.953cm" svg:x="4.042cm" svg:y="13.569cm">
          <text:p text:style-name="P1"><text:span text:style-name="T1">CatBoost train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4" xml:id="id16" draw:id="id16" draw:layer="layout" svg:width="3.493cm" svg:height="1.906cm" svg:x="4.518cm" svg:y="19.684cm">
          <text:p text:style-name="P3"><text:span text:style-name="T2">CatBoost predicted training output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7" draw:text-style-name="P2" xml:id="id20" draw:id="id20" draw:layer="layout" svg:width="4.127cm" svg:height="0.952cm" svg:x="12.446cm" svg:y="12.865cm">
          <text:p text:style-name="P1"><text:span text:style-name="T1">test.csv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2" xml:id="id7" draw:id="id7" draw:layer="layout" svg:width="4.127cm" svg:height="0.952cm" svg:x="9.139cm" svg:y="11.348cm">
          <text:p text:style-name="P1"><text:span text:style-name="T1">Scale factor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4" xml:id="id15" draw:id="id15" draw:layer="layout" svg:width="3.493cm" svg:height="1.906cm" svg:x="9.456cm" svg:y="19.649cm">
          <text:p text:style-name="P3"><text:span text:style-name="T2">CatBoost predicted test output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0" draw:text-style-name="P2" xml:id="id13" draw:id="id13" draw:layer="layout" svg:width="4.445cm" svg:height="0.952cm" svg:x="4.042cm" svg:y="22.142cm">
          <text:p text:style-name="P1"><text:span text:style-name="T1">CNN train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10" draw:id="id10" draw:layer="layout" svg:width="4.445cm" svg:height="0.953cm" svg:x="4.042cm" svg:y="16.479cm">
          <text:p text:style-name="P1"><text:span text:style-name="T1">CatBoost train predi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2" xml:id="id14" draw:id="id14" draw:layer="layout" svg:width="4.445cm" svg:height="0.952cm" svg:x="8.98cm" svg:y="23.848cm">
          <text:p text:style-name="P1"><text:span text:style-name="T1">CNN predi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23" draw:id="id23" draw:layer="layout" svg:width="3.492cm" svg:height="0.953cm" svg:x="9.456cm" svg:y="27.17cm">
          <text:p text:style-name="P1"><text:span text:style-name="T1">submission.csv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2" xml:id="id9" draw:id="id9" draw:layer="layout" svg:width="3.492cm" svg:height="0.953cm" svg:x="4.518cm" svg:y="14.975cm">
          <text:p text:style-name="P1"><text:span text:style-name="T1">CatBoost model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2" xml:id="id17" draw:id="id17" draw:layer="layout" svg:width="3.492cm" svg:height="0.953cm" svg:x="4.518cm" svg:y="23.847cm">
          <text:p text:style-name="P1"><text:span text:style-name="T1">CNN mode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2" draw:text-style-name="P5" draw:layer="layout" svg:x1="6.264cm" svg:y1="3.213cm" svg:x2="6.265cm" svg:y2="3.857cm" draw:start-shape="id1" draw:start-glue-point="6" draw:end-shape="id2" draw:end-glue-point="4" svg:d="M6264 3213v363h1v281" svg:viewBox="0 0 2 645">
          <text:p/>
        </draw:connector>
        <draw:connector draw:style-name="gr12" draw:text-style-name="P5" draw:layer="layout" svg:x1="6.265cm" svg:y1="4.81cm" svg:x2="6.265cm" svg:y2="5.127cm" draw:start-shape="id2" draw:start-glue-point="6" draw:end-shape="id3" draw:end-glue-point="4" svg:d="M6265 4810v317" svg:viewBox="0 0 1 318">
          <text:p/>
        </draw:connector>
        <draw:connector draw:style-name="gr12" draw:text-style-name="P5" draw:layer="layout" svg:x1="6.265cm" svg:y1="6.08cm" svg:x2="6.265cm" svg:y2="6.584cm" draw:start-shape="id3" draw:start-glue-point="6" draw:end-shape="id4" draw:end-glue-point="4" svg:d="M6265 6080v504" svg:viewBox="0 0 1 505">
          <text:p/>
        </draw:connector>
        <draw:connector draw:style-name="gr12" draw:text-style-name="P5" draw:layer="layout" svg:x1="6.265cm" svg:y1="8.047cm" svg:x2="6.265cm" svg:y2="8.807cm" draw:start-shape="id4" draw:start-glue-point="6" draw:end-shape="id5" draw:end-glue-point="4" svg:d="M6265 8047v760" svg:viewBox="0 0 1 761">
          <text:p/>
        </draw:connector>
        <draw:connector draw:style-name="gr12" draw:text-style-name="P5" draw:layer="layout" svg:x1="6.265cm" svg:y1="10.077cm" svg:x2="6.265cm" svg:y2="11.029cm" draw:start-shape="id5" draw:start-glue-point="6" draw:end-shape="id6" draw:end-glue-point="4" svg:d="M6265 10077v952" svg:viewBox="0 0 1 953">
          <text:p/>
        </draw:connector>
        <draw:connector draw:style-name="gr12" draw:text-style-name="P5" draw:layer="layout" svg:x1="8.487cm" svg:y1="9.442cm" svg:x2="11.203cm" svg:y2="11.348cm" draw:start-shape="id5" draw:start-glue-point="7" draw:end-shape="id7" draw:end-glue-point="4" svg:d="M8487 9442h2716v1906" svg:viewBox="0 0 2717 1907">
          <text:p/>
        </draw:connector>
        <draw:connector draw:style-name="gr12" draw:text-style-name="P5" draw:layer="layout" svg:x1="6.265cm" svg:y1="12.492cm" svg:x2="6.265cm" svg:y2="13.569cm" draw:start-shape="id6" draw:start-glue-point="6" draw:end-shape="id8" draw:end-glue-point="4" svg:d="M6265 12492v1077" svg:viewBox="0 0 1 1078">
          <text:p/>
        </draw:connector>
        <draw:connector draw:style-name="gr12" draw:text-style-name="P5" draw:layer="layout" svg:x1="6.265cm" svg:y1="14.522cm" svg:x2="6.264cm" svg:y2="14.975cm" draw:start-shape="id8" draw:start-glue-point="6" draw:end-shape="id9" draw:end-glue-point="4" svg:d="M6265 14522v226h-1v227" svg:viewBox="0 0 2 454">
          <text:p/>
        </draw:connector>
        <draw:connector draw:style-name="gr12" draw:text-style-name="P5" draw:layer="layout" svg:x1="4.518cm" svg:y1="11.823cm" svg:x2="4.042cm" svg:y2="16.956cm" draw:start-shape="id6" draw:start-glue-point="5" draw:end-shape="id10" draw:end-glue-point="5" svg:d="M4518 11823h-978v5133h502" svg:viewBox="0 0 979 5134">
          <text:p/>
        </draw:connector>
        <draw:custom-shape draw:style-name="gr2" draw:text-style-name="P2" xml:id="id11" draw:id="id11" draw:layer="layout" svg:width="4.445cm" svg:height="0.953cm" svg:x="8.98cm" svg:y="16.48cm">
          <text:p text:style-name="P1"><text:span text:style-name="T1">CatBoost test predi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5" draw:layer="layout" svg:x1="6.264cm" svg:y1="15.872cm" svg:x2="6.265cm" svg:y2="16.479cm" draw:start-shape="id9" draw:start-glue-point="6" draw:end-shape="id10" draw:end-glue-point="4" svg:d="M6264 15872v331h1v276" svg:viewBox="0 0 2 608">
          <text:p/>
        </draw:connector>
        <draw:connector draw:style-name="gr12" draw:text-style-name="P5" draw:layer="layout" svg:x1="8.01cm" svg:y1="15.452cm" svg:x2="11.203cm" svg:y2="16.48cm" draw:start-shape="id9" draw:start-glue-point="7" draw:end-shape="id11" draw:end-glue-point="4" svg:d="M8010 15452h3193v1028" svg:viewBox="0 0 3194 1029">
          <text:p/>
        </draw:connector>
        <draw:custom-shape draw:style-name="gr2" draw:text-style-name="P2" xml:id="id12" draw:id="id12" draw:layer="layout" svg:width="4.445cm" svg:height="0.953cm" svg:x="12.287cm" svg:y="14.674cm">
          <draw:glue-point draw:id="8" svg:x="1.43cm" svg:y="5.005cm"/>
          <text:p text:style-name="P1"><text:span text:style-name="T1">Preprocess like training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5" draw:layer="layout" svg:x1="11.203cm" svg:y1="12.244cm" svg:x2="12.287cm" svg:y2="15.151cm" draw:start-shape="id7" draw:start-glue-point="6" draw:end-shape="id12" draw:end-glue-point="5" svg:d="M11203 12244v2907h1084" svg:viewBox="0 0 1085 2908">
          <text:p/>
        </draw:connector>
        <draw:connector draw:style-name="gr12" draw:text-style-name="P5" draw:layer="layout" draw:line-skew="-1.443cm" svg:x1="4.518cm" svg:y1="11.666cm" svg:x2="4.042cm" svg:y2="22.618cm" draw:start-shape="id6" draw:start-glue-point="8" draw:end-shape="id13" draw:end-glue-point="5" svg:d="M4518 11666h-2421v10952h1945" svg:viewBox="0 0 2422 10953">
          <text:p/>
        </draw:connector>
        <draw:connector draw:style-name="gr12" draw:text-style-name="P5" draw:layer="layout" svg:x1="15.144cm" svg:y1="15.626cm" svg:x2="13.425cm" svg:y2="24.324cm" draw:start-shape="id12" draw:start-glue-point="8" draw:end-shape="id14" draw:end-glue-point="7" svg:d="M15144 15626v8698h-1719" svg:viewBox="0 0 1720 8699">
          <text:p/>
        </draw:connector>
        <draw:connector draw:style-name="gr12" draw:text-style-name="P5" draw:layer="layout" svg:x1="11.203cm" svg:y1="21.405cm" svg:x2="11.203cm" svg:y2="23.848cm" draw:start-shape="id15" draw:start-glue-point="6" draw:end-shape="id14" draw:end-glue-point="4" svg:d="M11203 21405v2443" svg:viewBox="0 0 1 2444">
          <text:p/>
        </draw:connector>
        <draw:connector draw:style-name="gr12" draw:text-style-name="P5" draw:layer="layout" svg:x1="6.265cm" svg:y1="21.44cm" svg:x2="6.265cm" svg:y2="22.142cm" draw:start-shape="id16" draw:start-glue-point="6" draw:end-shape="id13" draw:end-glue-point="4" svg:d="M6265 21440v702" svg:viewBox="0 0 1 703">
          <text:p/>
        </draw:connector>
        <draw:connector draw:style-name="gr12" draw:text-style-name="P5" draw:layer="layout" svg:x1="6.265cm" svg:y1="23.094cm" svg:x2="6.264cm" svg:y2="23.847cm" draw:start-shape="id13" draw:start-glue-point="6" draw:end-shape="id17" draw:end-glue-point="4" svg:d="M6265 23094v377h-1v376" svg:viewBox="0 0 2 754">
          <text:p/>
        </draw:connector>
        <draw:connector draw:style-name="gr12" draw:text-style-name="P5" draw:layer="layout" svg:x1="8.01cm" svg:y1="24.324cm" svg:x2="8.98cm" svg:y2="24.324cm" draw:start-shape="id17" draw:start-glue-point="7" draw:end-shape="id14" draw:end-glue-point="5" svg:d="M8010 24324h970" svg:viewBox="0 0 971 1">
          <text:p/>
        </draw:connector>
        <draw:connector draw:style-name="gr12" draw:text-style-name="P5" draw:layer="layout" svg:x1="11.203cm" svg:y1="17.433cm" svg:x2="11.203cm" svg:y2="18.145cm" draw:start-shape="id11" draw:start-glue-point="6" draw:end-shape="id18" draw:end-glue-point="4" svg:d="M11203 17433v712" svg:viewBox="0 0 1 713">
          <text:p/>
        </draw:connector>
        <draw:connector draw:style-name="gr12" draw:text-style-name="P5" draw:layer="layout" svg:x1="6.265cm" svg:y1="17.432cm" svg:x2="6.265cm" svg:y2="18.127cm" draw:start-shape="id10" draw:start-glue-point="6" draw:end-shape="id19" draw:end-glue-point="4" svg:d="M6265 17432v695" svg:viewBox="0 0 1 696">
          <text:p/>
        </draw:connector>
        <draw:custom-shape draw:style-name="gr10" draw:text-style-name="P2" xml:id="id22" draw:id="id22" draw:layer="layout" svg:width="4.445cm" svg:height="0.952cm" svg:x="8.98cm" svg:y="25.465cm">
          <text:p text:style-name="P1"><text:span text:style-name="T1">Unscal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21" draw:id="id21" draw:layer="layout" svg:width="4.445cm" svg:height="0.953cm" svg:x="14.97cm" svg:y="25.652cm">
          <draw:glue-point draw:id="8" svg:x="1.43cm" svg:y="5.005cm"/>
          <text:p text:style-name="P1"><text:span text:style-name="T1">Calculate cloud trick colum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5" draw:layer="layout" svg:x1="16.573cm" svg:y1="13.341cm" svg:x2="17.193cm" svg:y2="25.652cm" draw:start-shape="id20" draw:start-glue-point="7" draw:end-shape="id21" draw:end-glue-point="4" svg:d="M16573 13341h620v12311" svg:viewBox="0 0 621 12312">
          <text:p/>
        </draw:connector>
        <draw:connector draw:style-name="gr12" draw:text-style-name="P5" draw:layer="layout" svg:x1="11.203cm" svg:y1="24.8cm" svg:x2="11.203cm" svg:y2="25.465cm" draw:start-shape="id14" draw:start-glue-point="6" draw:end-shape="id22" draw:end-glue-point="4" svg:d="M11203 24800v665" svg:viewBox="0 0 1 666">
          <text:p/>
        </draw:connector>
        <draw:connector draw:style-name="gr12" draw:text-style-name="P5" draw:layer="layout" svg:x1="11.203cm" svg:y1="26.417cm" svg:x2="11.202cm" svg:y2="27.17cm" draw:start-shape="id22" draw:start-glue-point="6" draw:end-shape="id23" draw:end-glue-point="4" svg:d="M11203 26417v364h-1v389" svg:viewBox="0 0 2 754">
          <text:p/>
        </draw:connector>
        <draw:connector draw:style-name="gr12" draw:text-style-name="P5" draw:layer="layout" svg:x1="17.193cm" svg:y1="26.605cm" svg:x2="12.948cm" svg:y2="27.647cm" draw:start-shape="id21" draw:start-glue-point="6" draw:end-shape="id23" draw:end-glue-point="7" svg:d="M17193 26605v1042h-4245" svg:viewBox="0 0 4246 1043">
          <text:p/>
        </draw:connector>
        <draw:connector draw:style-name="gr12" draw:text-style-name="P5" draw:layer="layout" svg:x1="14.51cm" svg:y1="15.627cm" svg:x2="13.425cm" svg:y2="16.957cm" draw:start-shape="id12" draw:start-glue-point="6" draw:end-shape="id11" draw:end-glue-point="7" svg:d="M14510 15627v1330h-1085" svg:viewBox="0 0 1086 1331">
          <text:p/>
        </draw:connector>
        <draw:connector draw:style-name="gr12" draw:text-style-name="P5" draw:layer="layout" svg:x1="14.51cm" svg:y1="13.761cm" svg:x2="14.51cm" svg:y2="14.674cm" draw:start-shape="id20" draw:start-glue-point="6" draw:end-shape="id12" draw:end-glue-point="4" svg:d="M14510 13761v913" svg:viewBox="0 0 1 914">
          <text:p/>
        </draw:connector>
        <draw:custom-shape draw:style-name="gr2" draw:text-style-name="P2" xml:id="id19" draw:id="id19" draw:layer="layout" svg:width="4.445cm" svg:height="0.953cm" svg:x="4.042cm" svg:y="18.127cm">
          <text:p text:style-name="P1"><text:span text:style-name="T1">Normalis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18" draw:id="id18" draw:layer="layout" svg:width="4.445cm" svg:height="0.953cm" svg:x="8.98cm" svg:y="18.145cm">
          <text:p text:style-name="P1"><text:span text:style-name="T1">Normalis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5" draw:layer="layout" svg:x1="6.265cm" svg:y1="19.08cm" svg:x2="6.265cm" svg:y2="19.684cm" draw:start-shape="id19" draw:start-glue-point="6" draw:end-shape="id16" draw:end-glue-point="4" svg:d="M6265 19080v604" svg:viewBox="0 0 1 605">
          <text:p/>
        </draw:connector>
        <draw:connector draw:style-name="gr12" draw:text-style-name="P5" draw:layer="layout" svg:x1="6.231cm" svg:y1="17.432cm" svg:x2="6.297cm" svg:y2="18.127cm" svg:d="M6231 17432v347h66v348" svg:viewBox="0 0 67 696">
          <text:p/>
        </draw:connector>
        <draw:connector draw:style-name="gr12" draw:text-style-name="P5" draw:layer="layout" svg:x1="11.203cm" svg:y1="19.098cm" svg:x2="11.203cm" svg:y2="19.649cm" draw:start-shape="id18" draw:start-glue-point="6" draw:end-shape="id15" draw:end-glue-point="4" svg:d="M11203 19098v551" svg:viewBox="0 0 1 5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2T08:04:19.505787825</meta:creation-date>
    <dc:date>2024-07-21T14:42:47.308000000</dc:date>
    <meta:editing-duration>PT40M4S</meta:editing-duration>
    <meta:editing-cycles>8</meta:editing-cycles>
    <meta:generator>LibreOffice/24.2.5.2$Windows_X86_64 LibreOffice_project/bffef4ea93e59bebbeaf7f431bb02b1a39ee8a59</meta:generator>
    <meta:document-statistic meta:object-count="52"/>
  </office:meta>
</office:document-meta>
</file>